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83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B.1.525_ids_GISAID_reformatted.sorted.variants.normalized.annotated.leftover_nam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n_pokay_only</text:p>
          </table:table-cell>
          <table:table-cell office:value-type="string" calcext:value-type="string">
            <text:p>in_tsv_only</text:p>
          </table:table-cell>
          <table:table-cell office:value-type="string" calcext:value-type="string">
            <text:p>of_note</text:p>
          </table:table-cell>
          <table:table-cell/>
        </table:table-row>
        <table:table-row table:style-name="ro1">
          <table:table-cell office:value-type="string" calcext:value-type="string">
            <text:p>A123S</text:p>
          </table:table-cell>
          <table:table-cell/>
          <table:table-cell table:style-name="ce1" office:value-type="string" calcext:value-type="string">
            <text:p>H69_V70del</text:p>
          </table:table-cell>
          <table:table-cell table:style-name="ce1" office:value-type="string" calcext:value-type="string">
            <text:p>H69del</text:p>
          </table:table-cell>
        </table:table-row>
        <table:table-row table:style-name="ro1">
          <table:table-cell office:value-type="string" calcext:value-type="string">
            <text:p>A123T</text:p>
          </table:table-cell>
          <table:table-cell office:value-type="string" calcext:value-type="string">
            <text:p>A12G</text:p>
          </table:table-cell>
          <table:table-cell/>
          <table:table-cell table:style-name="ce1" office:value-type="string" calcext:value-type="string">
            <text:p>V70del</text:p>
          </table:table-cell>
        </table:table-row>
        <table:table-row table:style-name="ro1">
          <table:table-cell office:value-type="string" calcext:value-type="string">
            <text:p>A195Y</text:p>
          </table:table-cell>
          <table:table-cell office:value-type="string" calcext:value-type="string">
            <text:p>A67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22V</text:p>
          </table:table-cell>
          <table:table-cell office:value-type="string" calcext:value-type="string">
            <text:p>F1062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3P</text:p>
          </table:table-cell>
          <table:table-cell office:value-type="string" calcext:value-type="string">
            <text:p>F2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3del</text:p>
          </table:table-cell>
          <table:table-cell office:value-type="string" calcext:value-type="string">
            <text:p>F2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4del</text:p>
          </table:table-cell>
          <table:table-cell office:value-type="string" calcext:value-type="string">
            <text:p>F310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S</text:p>
          </table:table-cell>
          <table:table-cell office:value-type="string" calcext:value-type="string">
            <text:p>F3677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48P</text:p>
          </table:table-cell>
          <table:table-cell office:value-type="string" calcext:value-type="string">
            <text:p>F411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52D</text:p>
          </table:table-cell>
          <table:table-cell office:value-type="string" calcext:value-type="string">
            <text:p>F924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63W</text:p>
          </table:table-cell>
          <table:table-cell office:value-type="string" calcext:value-type="string">
            <text:p>G3676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72E</text:p>
          </table:table-cell>
          <table:table-cell office:value-type="string" calcext:value-type="string">
            <text:p>G514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72K</text:p>
          </table:table-cell>
          <table:table-cell office:value-type="string" calcext:value-type="string">
            <text:p>G5969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72Q</text:p>
          </table:table-cell>
          <table:table-cell office:value-type="string" calcext:value-type="string">
            <text:p>H69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72R</text:p>
          </table:table-cell>
          <table:table-cell office:value-type="string" calcext:value-type="string">
            <text:p>H69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72S</text:p>
          </table:table-cell>
          <table:table-cell office:value-type="string" calcext:value-type="string">
            <text:p>H69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72T</text:p>
          </table:table-cell>
          <table:table-cell table:style-name="ce1" office:value-type="string" calcext:value-type="string">
            <text:p>H69_V70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76T</text:p>
          </table:table-cell>
          <table:table-cell office:value-type="string" calcext:value-type="string">
            <text:p>I68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11K</text:p>
          </table:table-cell>
          <table:table-cell office:value-type="string" calcext:value-type="string">
            <text:p>I68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14S</text:p>
          </table:table-cell>
          <table:table-cell office:value-type="string" calcext:value-type="string">
            <text:p>K798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35S</text:p>
          </table:table-cell>
          <table:table-cell office:value-type="string" calcext:value-type="string">
            <text:p>L21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35W</text:p>
          </table:table-cell>
          <table:table-cell office:value-type="string" calcext:value-type="string">
            <text:p>L6820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54V</text:p>
          </table:table-cell>
          <table:table-cell office:value-type="string" calcext:value-type="string">
            <text:p>P142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75D</text:p>
          </table:table-cell>
          <table:table-cell office:value-type="string" calcext:value-type="string">
            <text:p>P4715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75E</text:p>
          </table:table-cell>
          <table:table-cell office:value-type="string" calcext:value-type="string">
            <text:p>P4715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75F</text:p>
          </table:table-cell>
          <table:table-cell office:value-type="string" calcext:value-type="string">
            <text:p>S2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75I</text:p>
          </table:table-cell>
          <table:table-cell office:value-type="string" calcext:value-type="string">
            <text:p>S2_D3delinsY</text:p>
          </table:table-cell>
          <table:table-cell office:value-type="string" calcext:value-type="string">
            <text:p>parts aren’t in Pokay</text:p>
          </table:table-cell>
          <table:table-cell/>
        </table:table-row>
        <table:table-row table:style-name="ro1">
          <table:table-cell office:value-type="string" calcext:value-type="string">
            <text:p>A475K</text:p>
          </table:table-cell>
          <table:table-cell office:value-type="string" calcext:value-type="string">
            <text:p>S3675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75M</text:p>
          </table:table-cell>
          <table:table-cell office:value-type="string" calcext:value-type="string">
            <text:p>S3675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75N</text:p>
          </table:table-cell>
          <table:table-cell office:value-type="string" calcext:value-type="string">
            <text:p>S3675_F3677del</text:p>
          </table:table-cell>
          <table:table-cell office:value-type="string" calcext:value-type="string">
            <text:p>parts aren’t in Pokay</text:p>
          </table:table-cell>
          <table:table-cell/>
        </table:table-row>
        <table:table-row table:style-name="ro1">
          <table:table-cell office:value-type="string" calcext:value-type="string">
            <text:p>A475Q</text:p>
          </table:table-cell>
          <table:table-cell office:value-type="string" calcext:value-type="string">
            <text:p>T2007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75R</text:p>
          </table:table-cell>
          <table:table-cell office:value-type="string" calcext:value-type="string">
            <text:p>T205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75V</text:p>
          </table:table-cell>
          <table:table-cell office:value-type="string" calcext:value-type="string">
            <text:p>V143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75Y</text:p>
          </table:table-cell>
          <table:table-cell office:value-type="string" calcext:value-type="string">
            <text:p>V2776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20G</text:p>
          </table:table-cell>
          <table:table-cell office:value-type="string" calcext:value-type="string">
            <text:p>V70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20P</text:p>
          </table:table-cell>
          <table:table-cell office:value-type="string" calcext:value-type="string">
            <text:p>Y144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20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22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22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7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653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701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79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831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8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982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6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6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6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00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61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91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25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118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119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28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38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38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55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15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53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53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53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8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02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20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20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20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20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20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20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20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20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20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28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83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634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96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96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80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80A,L242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80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83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839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839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950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54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56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23G</text:p>
          </table:table-cell>
          <table:table-cell table:number-columns-repeated="2"/>
          <table:table-cell office:value-type="string" calcext:value-type="string">
            <text:p>h69</text:p>
          </table:table-cell>
        </table:table-row>
        <table:table-row table:style-name="ro1">
          <table:table-cell office:value-type="string" calcext:value-type="string">
            <text:p>E406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406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406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464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46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471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471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484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484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484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484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484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484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484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484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484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484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484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484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484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484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484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484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484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516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554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7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08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39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40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40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40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57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57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20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6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338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347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374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374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374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392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392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392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392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392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56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56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56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56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56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56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56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56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56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56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56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56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64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79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86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86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86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86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86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86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86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86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86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86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86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86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86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86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86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86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90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90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90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90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90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90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90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90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90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90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90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90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95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565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7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07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219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41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42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42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42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42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42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204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252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252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257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261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27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339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33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339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339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339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37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37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13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46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46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46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46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46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46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46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46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46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46V</text:p>
          </table:table-cell>
          <table:table-cell table:number-columns-repeated="2"/>
          <table:table-cell office:value-type="string" calcext:value-type="string">
            <text:p>h69</text:p>
          </table:table-cell>
        </table:table-row>
        <table:table-row table:style-name="ro1">
          <table:table-cell office:value-type="string" calcext:value-type="string">
            <text:p>G446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46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47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4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47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47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47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47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47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47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47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47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47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47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47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47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47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47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76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76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76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76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85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85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85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85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85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85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96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96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96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96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96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96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96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96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96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96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96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96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96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96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96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96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96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502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502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502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502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502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502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502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502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502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502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502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502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504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504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504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504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504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504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526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76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769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82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1101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125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146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146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245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519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519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519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655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66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69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81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83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1412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210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292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32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32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32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32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32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32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44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58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58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58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58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58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402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434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468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468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468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472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472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472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472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472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472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692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870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191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47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47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47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50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50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50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50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2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2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356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356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378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378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378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378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378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378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378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378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378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378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378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378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378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386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386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386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386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417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417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41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417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417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41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417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417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417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417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417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417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417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417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417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417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417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417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417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444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444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444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444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444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458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458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458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458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528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528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528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528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529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529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52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52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529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529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529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529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529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529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529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77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814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971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986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40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40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41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41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77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8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8F,D80A,D215G,L242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8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242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243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244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244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244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27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28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335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335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37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390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41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41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41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41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41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52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52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52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52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52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52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52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52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52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52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52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52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55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55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55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55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55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55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55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55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55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55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55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55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55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55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55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55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55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17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17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17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17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18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18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18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18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18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18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18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18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716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84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88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938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229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41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85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48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49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64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65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203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234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2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2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331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331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334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34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354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354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354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354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354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354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36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370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17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348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39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39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4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40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40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48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48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48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5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50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50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50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50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50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50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60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60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60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60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60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60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60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60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60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60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60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60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60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60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60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60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81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87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87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87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87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87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87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87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87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87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87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87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50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501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501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501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501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501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501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501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501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501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501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74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263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38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39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39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3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3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3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51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6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3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37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65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84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84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84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84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84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84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84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84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84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84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84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84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99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99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521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527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527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52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527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527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527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527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527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527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527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527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527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527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527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527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527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681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681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80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9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9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071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208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83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13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18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14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14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18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93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93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93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93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93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93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93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98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98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98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98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98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98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98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98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56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779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58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58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77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90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90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03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1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37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45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46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46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46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46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46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46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46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46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46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46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46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46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46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46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46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57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08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08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08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08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08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08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08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08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08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08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6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68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70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82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85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85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716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815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9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06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147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174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2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2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3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51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55_E156insKL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94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94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35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47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47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54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55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59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59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59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66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66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66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66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73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73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73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73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73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73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73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83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83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83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83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83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83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83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83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83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43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43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43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43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43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43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5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59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59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59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7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77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7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77H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77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77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77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94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94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94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94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94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94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14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14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14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30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30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30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30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30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30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86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86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8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860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943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94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982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27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66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83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9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0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2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85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0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25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45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45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45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62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76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76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76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76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76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76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76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79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85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85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85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85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15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30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30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70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70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78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78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78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00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31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31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716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7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5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1176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142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143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24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29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341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362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362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362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362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362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367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36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367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367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367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367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367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367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367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367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367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367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367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367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367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382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382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395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445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445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445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445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445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445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445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445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445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445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445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483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483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483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483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483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483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483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483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483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503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503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503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503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524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556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70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84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86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89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972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987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152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152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258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633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143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144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144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145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248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28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365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365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365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365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365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365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369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369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36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36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369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369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369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369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369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369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369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369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369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369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369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449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449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44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44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449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449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449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449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449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449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449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453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453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462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473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473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473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473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473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473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473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473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473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473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473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489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489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489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489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489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489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489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489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493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505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505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505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505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505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505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505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505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505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505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505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505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508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543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P681H,P681=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S477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.C11074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.C14805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.C15324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.C1912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.C24034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.C28311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.C29353U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08T20:03:40.859621059</dc:date>
    <meta:editing-duration>PT7H50M38S</meta:editing-duration>
    <meta:editing-cycles>1</meta:editing-cycles>
    <meta:document-statistic meta:table-count="1" meta:cell-count="986" meta:object-count="0"/>
    <meta:generator>LibreOffice/6.4.7.2$Linux_X86_64 LibreOffice_project/40$Build-2</meta:generator>
  </office:meta>
</office:document-meta>
</file>